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4452727630A95F5159.png" manifest:media-type="image/png"/>
  <manifest:file-entry manifest:full-path="Pictures/1000020100001962000010DE8C6CC13348D23BF8.png" manifest:media-type="image/png"/>
  <manifest:file-entry manifest:full-path="Pictures/1000020100001BF40000146D524AD99C48164D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43cm, 0.173cm, 0.208cm, 0.137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42cm, 0.24cm, 0.218cm, 0.071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76cm, 8.564cm, 2.359cm, 0.71cm)" draw:image-opacity="100%" style:mirror="non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76cm, 8.564cm, 2.359cm, 0.71cm)" draw:image-opacity="100%" style:mirror="horizontal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328cm" svg:height="7.461cm" svg:x="13.551cm" svg:y="2.9cm">
          <draw:image xlink:href="Pictures/1000020100001BF40000146D524AD99C48164DA2.png" xlink:type="simple" xlink:show="embed" xlink:actuate="onLoad" loext:mime-type="image/png">
            <text:p/>
          </draw:image>
        </draw:frame>
        <draw:g>
          <draw:frame draw:style-name="gr2" draw:text-style-name="P1" draw:layer="layout" svg:width="11.055cm" svg:height="7.351cm" svg:x="2.497cm" svg:y="2.984cm">
            <draw:image xlink:href="Pictures/1000020100001962000010DE8C6CC13348D23BF8.png" xlink:type="simple" xlink:show="embed" xlink:actuate="onLoad" loext:mime-type="image/png">
              <text:p/>
            </draw:image>
          </draw:frame>
          <draw:g>
            <draw:g>
              <draw:frame draw:style-name="gr3" draw:text-style-name="P1" draw:layer="layout" svg:width="0.54cm" svg:height="0.889cm" svg:x="9.392cm" svg:y="7.714cm">
                <draw:image xlink:href="Pictures/10000201000002580000024452727630A95F5159.png" xlink:type="simple" xlink:show="embed" xlink:actuate="onLoad" loext:mime-type="image/png">
                  <text:p/>
                </draw:image>
              </draw:frame>
              <draw:custom-shape draw:style-name="gr4" draw:text-style-name="P2" draw:layer="layout" svg:width="0.197cm" svg:height="0.054cm" svg:x="9.67cm" svg:y="8.38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frame draw:style-name="gr3" draw:text-style-name="P1" draw:layer="layout" svg:width="0.541cm" svg:height="0.889cm" svg:x="9.932cm" svg:y="7.714cm">
                <draw:image xlink:href="Pictures/10000201000002580000024452727630A95F5159.png" xlink:type="simple" xlink:show="embed" xlink:actuate="onLoad" loext:mime-type="image/png">
                  <text:p/>
                </draw:image>
              </draw:frame>
              <draw:custom-shape draw:style-name="gr4" draw:text-style-name="P2" draw:layer="layout" svg:width="0.197cm" svg:height="0.054cm" svg:x="10.211cm" svg:y="8.388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frame draw:style-name="gr3" draw:text-style-name="P1" draw:layer="layout" svg:width="0.541cm" svg:height="0.88cm" svg:x="10.689cm" svg:y="3.543cm">
                <draw:image xlink:href="Pictures/10000201000002580000024452727630A95F5159.png" xlink:type="simple" xlink:show="embed" xlink:actuate="onLoad" loext:mime-type="image/png">
                  <text:p/>
                </draw:image>
              </draw:frame>
              <draw:custom-shape draw:style-name="gr4" draw:text-style-name="P2" draw:layer="layout" svg:width="0.197cm" svg:height="0.053cm" svg:x="10.967cm" svg:y="4.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frame draw:style-name="gr5" draw:text-style-name="P1" draw:layer="layout" svg:width="0.54cm" svg:height="0.879cm" draw:transform="rotate (-3.14159265358979) translate (11.77cm 4.432cm)">
                <draw:image xlink:href="Pictures/10000201000002580000024452727630A95F5159.png" xlink:type="simple" xlink:show="embed" xlink:actuate="onLoad" loext:mime-type="image/png">
                  <text:p/>
                </draw:image>
              </draw:frame>
              <draw:custom-shape draw:style-name="gr4" draw:text-style-name="P2" draw:layer="layout" svg:width="0.196cm" svg:height="0.053cm" svg:x="11.508cm" svg:y="3.711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</draw:g>
          </draw:g>
        </draw:g>
        <draw:g>
          <draw:g>
            <draw:frame draw:style-name="gr3" draw:text-style-name="P1" draw:layer="layout" svg:width="0.5cm" svg:height="0.81cm" svg:x="17.2cm" svg:y="5.99cm">
              <draw:image xlink:href="Pictures/10000201000002580000024452727630A95F5159.png" xlink:type="simple" xlink:show="embed" xlink:actuate="onLoad" loext:mime-type="image/png">
                <text:p/>
              </draw:image>
            </draw:frame>
            <draw:custom-shape draw:style-name="gr4" draw:text-style-name="P2" draw:layer="layout" svg:width="0.182cm" svg:height="0.049cm" svg:x="17.457cm" svg:y="6.604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3" draw:text-style-name="P1" draw:layer="layout" svg:width="0.5cm" svg:height="0.81cm" svg:x="17.7cm" svg:y="5.99cm">
              <draw:image xlink:href="Pictures/10000201000002580000024452727630A95F5159.png" xlink:type="simple" xlink:show="embed" xlink:actuate="onLoad" loext:mime-type="image/png">
                <text:p/>
              </draw:image>
            </draw:frame>
            <draw:custom-shape draw:style-name="gr4" draw:text-style-name="P2" draw:layer="layout" svg:width="0.181cm" svg:height="0.049cm" svg:x="17.958cm" svg:y="6.60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frame draw:style-name="gr3" draw:text-style-name="P1" draw:layer="layout" svg:width="0.5cm" svg:height="0.801cm" svg:x="16.8cm" svg:y="8.2cm">
              <draw:image xlink:href="Pictures/10000201000002580000024452727630A95F5159.png" xlink:type="simple" xlink:show="embed" xlink:actuate="onLoad" loext:mime-type="image/png">
                <text:p/>
              </draw:image>
            </draw:frame>
            <draw:custom-shape draw:style-name="gr4" draw:text-style-name="P2" draw:layer="layout" svg:width="0.182cm" svg:height="0.049cm" svg:x="17.057cm" svg:y="8.8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5" draw:text-style-name="P1" draw:layer="layout" svg:width="0.5cm" svg:height="0.801cm" draw:transform="rotate (-3.14159265358979) translate (17.8cm 9.009cm)">
              <draw:image xlink:href="Pictures/10000201000002580000024452727630A95F5159.png" xlink:type="simple" xlink:show="embed" xlink:actuate="onLoad" loext:mime-type="image/png">
                <text:p/>
              </draw:image>
            </draw:frame>
            <draw:custom-shape draw:style-name="gr4" draw:text-style-name="P2" draw:layer="layout" svg:width="0.182cm" svg:height="0.049cm" svg:x="17.557cm" svg:y="8.352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00:59:17.447886548</meta:creation-date>
    <dc:date>2023-02-13T01:10:52.887784101</dc:date>
    <meta:editing-duration>PT12S</meta:editing-duration>
    <meta:editing-cycles>1</meta:editing-cycles>
    <meta:document-statistic meta:object-count="54"/>
    <meta:generator>LibreOffice/6.4.7.2$Linux_X86_64 LibreOffice_project/40$Build-2</meta:generator>
  </office:meta>
</office:document-meta>
</file>